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Tabell1.J26" table:end-x="0.4118in" table:end-y="0.072in" draw:z-index="0" draw:style-name="gr1" svg:width="4.6417in" svg:height="4.3059in" svg:x="0.2154in" svg:y="0.0197in">
              <draw:object draw:notify-on-update-of-ranges="Tabell1.A4:Tabell1.A15 Tabell1.B3:Tabell1.B3 Tabell1.B4:Tabell1.B15 Tabell1.C3:Tabell1.C3 Tabell1.C4:Tabell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ånad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ari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ari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i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o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2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2:00:05</dc:date>
    <meta:editing-duration>PT01H26M36S</meta:editing-duration>
    <meta:editing-cycles>22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Tabell1.A3:Tabell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ånad</text:p>
            </chart:title>
            <chart:categories table:cell-range-address="Tabell1.A4:Tabell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Tabell1.B4:Tabell1.B15" chart:label-cell-address="Tabell1.B3:Tabell1.B3" chart:class="chart:bar">
            <chart:data-point chart:repeated="12"/>
          </chart:series>
          <chart:series chart:style-name="ch10" chart:values-cell-range-address="Tabell1.C4:Tabell1.C15" chart:label-cell-address="Tabell1.C3:Tabell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1.B3:Tabell1.B3">2013</text:p>
              </table:table-cell>
              <table:table-cell office:value-type="string">
                <text:p text:id="Tabell1.C3:Tabell1.C3">2014</text:p>
              </table:table-cell>
            </table:table-row>
          </table:table-header-rows>
          <table:table-rows>
            <table:table-row>
              <table:table-cell office:value-type="string">
                <text:p text:id="Tabell1.A4:Tabell1.A15">Januari </text:p>
              </table:table-cell>
              <table:table-cell office:value-type="float" office:value="20">
                <text:p text:id="Tabell1.B4:Tabell1.B15">20</text:p>
              </table:table-cell>
              <table:table-cell office:value-type="float" office:value="24">
                <text:p text:id="Tabell1.C4:Tabell1.C15">24</text:p>
              </table:table-cell>
            </table:table-row>
            <table:table-row>
              <table:table-cell office:value-type="string">
                <text:p>Februari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i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